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Card type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EILING([.A2]/10)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Discard this card before reve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EILING([.A3]/10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table:number-columns-repeated="8"/>
          <table:table-cell office:value-type="string" calcext:value-type="string">
            <text:p>After reveal, discard the highe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EILING([.A4]/10)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string" calcext:value-type="string">
            <text:p>After reveal, discard the lowe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EILING([.A5]/10)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9"/>
          <table:table-cell office:value-type="string" calcext:value-type="string">
            <text:p>After reveal, swap this card with the highe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EILING([.A6]/10)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EILING([.A7]/1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EILING([.A8]/1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EILING([.A9]/1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EILING([.A10]/1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EILING([.A11]/1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EILING([.A12]/10)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EILING([.A13]/10)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^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EILING([.A14]/10)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EILING([.A15]/10)"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EILING([.A16]/10)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EILING([.A17]/1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EILING([.A18]/1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EILING([.A19]/1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EILING([.A20]/1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EILING([.A21]/1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EILING([.A22]/10)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EILING([.A23]/10)"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^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EILING([.A24]/10)"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EILING([.A25]/10)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EILING([.A26]/10)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EILING([.A27]/10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EILING([.A28]/10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EILING([.A29]/10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EILING([.A30]/10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EILING([.A31]/10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EILING([.A32]/10)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EILING([.A33]/10)"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^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EILING([.A34]/10)"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EILING([.A35]/10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EILING([.A36]/10)"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EILING([.A37]/1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EILING([.A38]/1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EILING([.A39]/1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EILING([.A40]/1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EILING([.A41]/1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EILING([.A42]/10)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EILING([.A43]/10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^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EILING([.A44]/10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EILING([.A45]/10)"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EILING([.A46]/10)"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EILING([.A47]/10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EILING([.A48]/10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EILING([.A49]/10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EILING([.A50]/10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EILING([.A51]/10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CEILING([.A52]/10)"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EILING([.A53]/10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CEILING([.A54]/10)"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CEILING([.A55]/10)"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CEILING([.A56]/10)"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EILING([.A57]/10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CEILING([.A58]/10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CEILING([.A59]/10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CEILING([.A60]/10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EILING([.A61]/10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CEILING([.A62]/10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CEILING([.A63]/10)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^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CEILING([.A64]/10)"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EILING([.A65]/10)"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EILING([.A66]/10)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CEILING([.A67]/1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CEILING([.A68]/1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EILING([.A69]/10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CEILING([.A70]/10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CEILING([.A71]/10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CEILING([.A72]/10)"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EILING([.A73]/10)"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^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CEILING([.A74]/10)"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CEILING([.A75]/10)"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CEILING([.A76]/10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CEILING([.A77]/10)+1"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CEILING([.A78]/10)+1" office:value-type="float" office:value="9" calcext:value-type="float">
            <text:p>9</text:p>
          </table:table-cell>
          <table:table-cell/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CEILING([.A79]/10)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CEILING([.A80]/10)+1" office:value-type="float" office:value="9" calcext:value-type="float">
            <text:p>9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 table:number-rows-repeated="10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7T14:36:54.156623484</meta:creation-date>
    <dc:date>2025-05-17T15:35:47.622794364</dc:date>
    <meta:editing-duration>PT11M8S</meta:editing-duration>
    <meta:editing-cycles>1</meta:editing-cycles>
    <meta:document-statistic meta:table-count="1" meta:cell-count="279" meta:object-count="0"/>
    <meta:generator>LibreOffice/7.3.7.2$Linux_X86_64 LibreOffice_project/30$Build-2</meta:generator>
  </office:meta>
</office:document-meta>
</file>